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/>
    </style:style>
    <style:style style:name="gr2" style:family="graphic" style:parent-style-name="standard">
      <style:graphic-properties draw:fill-color="#ffcc99" draw:textarea-horizontal-align="left" draw:textarea-vertical-align="top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7cm" svg:height="2.8cm" svg:x="20.4cm" svg:y="1.1cm">
          <text:p text:style-name="P1">ADBGUI:Qooxdo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7cm" svg:height="2.8cm" svg:x="20.4cm" svg:y="6.1cm">
          <text:p text:style-name="P1">ADBGUI:DBMana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7cm" svg:height="2.8cm" svg:x="11cm" svg:y="6cm">
          <text:p text:style-name="P1">ADBGUI:GU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7cm" svg:height="2.8cm" svg:x="20.4cm" svg:y="11.1cm">
          <text:p text:style-name="P1">ADBGUI:DBDesig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6.7cm" svg:height="2.8cm" svg:x="21.5cm" svg:y="16.193cm">
          <text:p text:style-name="P1">ADBGUI:DBBack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7cm" svg:height="2.8cm" svg:x="1.4cm" svg:y="5.9cm">
          <text:p text:style-name="P1">ADBGUI:T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6.7cm" svg:height="2.8cm" svg:x="21.5cm" svg:y="2.2cm">
          <text:p text:style-name="P1">myproject:Qooxdo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" draw:id="id4" draw:layer="layout" svg:width="6.7cm" svg:height="2.8cm" svg:x="21.5cm" svg:y="7cm">
          <text:p text:style-name="P1">myproject:DBMana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5" draw:id="id5" draw:layer="layout" svg:width="6.7cm" svg:height="2.8cm" svg:x="11.5cm" svg:y="6.8cm">
          <text:p text:style-name="P1">myproject:GU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6.7cm" svg:height="2.8cm" svg:x="21.5cm" svg:y="12.1cm">
          <text:p text:style-name="P1">myproject:DBDesig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" draw:id="id6" draw:layer="layout" svg:width="6.7cm" svg:height="2.8cm" svg:x="2.8cm" svg:y="6.8cm">
          <text:p text:style-name="P1">myproject:Tex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24.85cm" svg:y1="14.9cm" svg:x2="24.85cm" svg:y2="16.193cm" draw:start-shape="id1" draw:start-glue-point="2" draw:end-shape="id2" svg:d="m24850 14900v1293">
          <text:p/>
        </draw:connector>
        <draw:connector draw:style-name="gr3" draw:text-style-name="P1" draw:layer="layout" svg:x1="24.85cm" svg:y1="5cm" svg:x2="24.85cm" svg:y2="7cm" draw:start-shape="id3" draw:start-glue-point="2" draw:end-shape="id4" svg:d="m24850 5000v2000">
          <text:p/>
        </draw:connector>
        <draw:connector draw:style-name="gr3" draw:text-style-name="P1" draw:layer="layout" svg:x1="24.85cm" svg:y1="9.8cm" svg:x2="24.85cm" svg:y2="12.1cm" draw:start-shape="id4" draw:end-shape="id1" svg:d="m24850 9800v2300">
          <text:p/>
        </draw:connector>
        <draw:custom-shape draw:style-name="gr4" draw:text-style-name="P1" xml:id="id7" draw:id="id7" draw:layer="layout" svg:width="3.1cm" svg:height="2.3cm" svg:x="14.9cm" svg:y="16.4cm">
          <text:p text:style-name="P1">DB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1" draw:layer="layout" draw:type="line" svg:x1="21.5cm" svg:y1="3.6cm" svg:x2="18.2cm" svg:y2="8.2cm" draw:start-shape="id3" draw:start-glue-point="3" draw:end-shape="id5" draw:end-glue-point="1" svg:d="m21500 3600-3300 4600">
          <text:p/>
        </draw:connector>
        <draw:connector draw:style-name="gr5" draw:text-style-name="P1" draw:layer="layout" svg:x1="11.5cm" svg:y1="8.2cm" svg:x2="9.5cm" svg:y2="8.2cm" draw:start-shape="id5" draw:start-glue-point="3" draw:end-shape="id6" draw:end-glue-point="1" svg:d="m11500 8200h-2000">
          <text:p/>
        </draw:connector>
        <draw:connector draw:style-name="gr3" draw:text-style-name="P1" draw:layer="layout" draw:type="line" svg:x1="21.5cm" svg:y1="17.593cm" svg:x2="18cm" svg:y2="17.55cm" draw:start-shape="id2" draw:start-glue-point="3" draw:end-shape="id7" svg:d="m21500 17593-3500-43">
          <text:p/>
        </draw:connector>
        <draw:custom-shape draw:style-name="gr6" draw:text-style-name="P1" xml:id="id8" draw:id="id8" draw:layer="layout" svg:width="6.5cm" svg:height="2.6cm" svg:x="11.1cm" svg:y="2.2cm">
          <text:p text:style-name="P1">Webbrows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7.6cm" svg:y1="3.5cm" svg:x2="21.5cm" svg:y2="3.6cm" draw:start-shape="id8" draw:start-glue-point="1" draw:end-shape="id3" svg:d="m17600 3500 3900 100">
          <text:p/>
        </draw:connector>
        <draw:custom-shape draw:style-name="gr6" draw:text-style-name="P1" xml:id="id9" draw:id="id9" draw:layer="layout" svg:width="6.5cm" svg:height="2.6cm" svg:x="11cm" svg:y="11.1cm">
          <text:p text:style-name="P1">Externe Modul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7.5cm" svg:y1="12.4cm" svg:x2="21.5cm" svg:y2="8.4cm" draw:start-shape="id9" draw:end-shape="id4" svg:d="m17500 12400 4000-4000">
          <text:p/>
        </draw:connector>
      </draw:page>
      <draw:page draw:name="page2" draw:style-name="dp1" draw:master-page-name="Default">
        <draw:custom-shape draw:style-name="gr1" draw:text-style-name="P1" draw:layer="layout" svg:width="6.7cm" svg:height="2.8cm" svg:x="20.4cm" svg:y="3.307cm">
          <text:p text:style-name="P1">ADBGUI:DBManag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7cm" svg:height="2.8cm" svg:x="11.2cm" svg:y="1.307cm">
          <text:p text:style-name="P1">ADBGUI:GU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7cm" svg:height="2.8cm" svg:x="20.4cm" svg:y="8.307cm">
          <text:p text:style-name="P1">ADBGUI:DBDesign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6.7cm" svg:height="2.8cm" svg:x="21.5cm" svg:y="13.4cm">
          <text:p text:style-name="P1">ADBGUI:DBBacken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7cm" svg:height="2.8cm" svg:x="1.2cm" svg:y="1.307cm">
          <text:p text:style-name="P1">ADBGUI:Text</text:p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6.7cm" svg:height="2.8cm" svg:x="21.5cm" svg:y="4.207cm">
          <text:p text:style-name="P1">myproject:DBManager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6.7cm" svg:height="2.8cm" svg:x="11.7cm" svg:y="2.307cm">
          <text:p text:style-name="P1">myproject:GUI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6.7cm" svg:height="2.8cm" svg:x="21.5cm" svg:y="9.307cm">
          <text:p text:style-name="P1">myproject:DBDesign</text:p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6.7cm" svg:height="2.8cm" svg:x="2.3cm" svg:y="2.307cm">
          <text:p text:style-name="P1">myproject:Tex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4.85cm" svg:y1="12.107cm" svg:x2="24.85cm" svg:y2="13.4cm" draw:start-shape="id10" draw:start-glue-point="2" draw:end-shape="id11" svg:d="m24850 12107v1293">
          <text:p/>
        </draw:connector>
        <draw:connector draw:style-name="gr3" draw:text-style-name="P1" draw:layer="layout" svg:x1="24.85cm" svg:y1="7.007cm" svg:x2="24.85cm" svg:y2="9.307cm" draw:start-shape="id12" draw:end-shape="id10" svg:d="m24850 7007v2300">
          <text:p/>
        </draw:connector>
        <draw:custom-shape draw:style-name="gr4" draw:text-style-name="P1" xml:id="id15" draw:id="id15" draw:layer="layout" svg:width="3.1cm" svg:height="2.3cm" svg:x="14.9cm" svg:y="13.607cm"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1" draw:layer="layout" svg:x1="11.7cm" svg:y1="3.707cm" svg:x2="9cm" svg:y2="3.707cm" draw:start-shape="id13" draw:start-glue-point="3" draw:end-shape="id14" draw:end-glue-point="1" svg:d="m11700 3707h-2700">
          <text:p/>
        </draw:connector>
        <draw:connector draw:style-name="gr3" draw:text-style-name="P1" draw:layer="layout" draw:type="line" svg:x1="21.5cm" svg:y1="14.8cm" svg:x2="18cm" svg:y2="14.757cm" draw:start-shape="id11" draw:start-glue-point="3" draw:end-shape="id15" svg:d="m21500 14800-3500-43">
          <text:p/>
        </draw:connector>
        <draw:custom-shape draw:style-name="gr6" draw:text-style-name="P1" xml:id="id16" draw:id="id16" draw:layer="layout" svg:width="4.6cm" svg:height="2.2cm" svg:x="11cm" svg:y="6.1cm">
          <text:p text:style-name="P1">Apach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3.3cm" svg:y1="6.1cm" svg:x2="15.05cm" svg:y2="5.107cm" draw:start-shape="id16" draw:start-glue-point="0" draw:end-shape="id13" svg:d="m13300 6100 1750-993">
          <text:p/>
        </draw:connector>
        <draw:connector draw:style-name="gr3" draw:text-style-name="P1" draw:layer="layout" draw:type="line" svg:x1="18.4cm" svg:y1="3.707cm" svg:x2="21.5cm" svg:y2="5.607cm" draw:start-shape="id13" draw:end-shape="id12" svg:d="m18400 3707 3100 1900">
          <text:p/>
        </draw:connector>
        <draw:custom-shape draw:style-name="gr6" draw:text-style-name="P1" xml:id="id18" draw:id="id18" draw:layer="layout" svg:width="4.95cm" svg:height="2.068cm" svg:x="3.95cm" svg:y="6.2cm">
          <text:p text:style-name="P1">Webbrowser</text:p>
          <draw:enhanced-geometry svg:viewBox="0 0 21600 21600" draw:type="rectangle" draw:enhanced-path="M 0 0 L 21600 0 21600 21600 0 21600 0 0 Z N"/>
        </draw:custom-shape>
        <draw:custom-shape draw:style-name="gr6" draw:text-style-name="P1" xml:id="id17" draw:id="id17" draw:layer="layout" svg:width="6.5cm" svg:height="2.6cm" svg:x="11cm" svg:y="9.8cm">
          <text:p text:style-name="P1">Externe Modul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.25cm" svg:y1="9.8cm" svg:x2="21.5cm" svg:y2="5.607cm" draw:start-shape="id17" draw:start-glue-point="0" draw:end-shape="id12" svg:d="m14250 9800 7250-4193">
          <text:p/>
        </draw:connector>
        <draw:connector draw:style-name="gr3" draw:text-style-name="P1" draw:layer="layout" draw:type="line" svg:x1="8.9cm" svg:y1="7.234cm" svg:x2="11cm" svg:y2="7.2cm" draw:start-shape="id18" draw:start-glue-point="1" draw:end-shape="id16" draw:end-glue-point="3" svg:d="m8900 7234 2100-3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5T10:16:24</meta:creation-date>
    <dc:date>2013-03-02T13:34:03</dc:date>
    <meta:editing-duration>PT1H26M10S</meta:editing-duration>
    <meta:editing-cycles>6</meta:editing-cycles>
    <meta:generator>LibreOffice/3.6$Linux_X86_64 LibreOffice_project/360m1$Build-2</meta:generator>
    <meta:document-statistic meta:object-count="43"/>
  </office:meta>
</office:document-meta>
</file>